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contains macros created by Attacker!</text:p>
      <text:p text:style-name="Standard"/>
      <text:p text:style-name="Standard">Macros were signed by Attacker using a self-generated DSA key pair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3:04:28.695000000</meta:creation-date>
    <dc:date>2021-01-26T13:06:47.886000000</dc:date>
    <meta:editing-duration>PT2M18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18" meta:character-count="122" meta:non-whitespace-character-count="106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MsgBox("Start macro created by Attacker!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documentsignatures.xml><?xml version="1.0" encoding="utf-8"?>
<document-signatures xmlns="urn:oasis:names:tc:opendocument:xmlns:digitalsignature:1.0">
  <Signature xmlns="http://www.w3.org/2000/09/xmldsig#" Id="ID_00f3003c00d5002d006900ac0049007e0081002200f300f200dd00040001004b">
    <SignedInfo>
      <CanonicalizationMethod Algorithm="http://www.w3.org/TR/2001/REC-xml-c14n-20010315"/>
      <SignatureMethod Algorithm="http://www.w3.org/2000/09/xmldsig#dsa-sha1"/>
      <Reference URI="Basic/Standard/Module1.xml">
        <Transforms>
          <Transform Algorithm="http://www.w3.org/TR/2001/REC-xml-c14n-20010315"/>
        </Transforms>
        <DigestMethod Algorithm="http://www.w3.org/2001/04/xmlenc#sha256"/>
        <DigestValue>cbJolGw8h4pGqQTzqGo8OFAQzLu24epfT42e0y2jdDI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mimetype">
        <DigestMethod Algorithm="http://www.w3.org/2001/04/xmlenc#sha256"/>
        <DigestValue>cU2+NwsKcGNmkhfZGyh1Zv6Lq7yFmbYpskR2/4G4NZM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xKBlVfXNXnbh/ubqZOTnAeQoYuW/Jvk/Lod0IJsmTP4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izWVd+7UTgqxhmdtZs0eaGy7ofMMTe837aHDfPBq5eo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C1TN1pBBR+RHXWyvBU7vYKaq+qXuz+tttV/vcnhiuHo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1bLqhk9e+CaMzUqBNWZMrpbdOn3x+0duALQOsu7Nw7k=</DigestValue>
      </Reference>
      <Reference URI="Thumbnails/thumbnail.png">
        <DigestMethod Algorithm="http://www.w3.org/2001/04/xmlenc#sha256"/>
        <DigestValue>e8kORAo7SX04QtxlH/MF/ve95xT5GZY3kw+eH8iHcr8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jPWlcjqgprEnEiioAcF3JM1gG3oMSS01XbxfzGFXjbY=</DigestValue>
      </Reference>
      <Reference URI="META-INF/macrosignatures.xml">
        <DigestMethod Algorithm="http://www.w3.org/2001/04/xmlenc#sha256"/>
        <DigestValue>LfDfHSdU8FXW1Gakd7Y42lNhLKql8Z9xAgl7Xp16zo8=</DigestValue>
      </Reference>
      <Reference URI="#ID_00060069009b00c000230048004b004400b600f9006a002a007500db005100e0">
        <DigestMethod Algorithm="http://www.w3.org/2001/04/xmlenc#sha256"/>
        <DigestValue>IRTFwFUsV9M9pfVRKrAMdrJVPs708TP1GxES9RKqxks=</DigestValue>
      </Reference>
      <Reference URI="#idSignedProperties" Type="http://uri.etsi.org/01903#SignedProperties">
        <DigestMethod Algorithm="http://www.w3.org/2001/04/xmlenc#sha256"/>
        <DigestValue>CG5L94Zlp2l+ZEj0EJRgBhwL8IqART/9pg8lRc5MTAM=</DigestValue>
      </Reference>
    </SignedInfo>
    <SignatureValue>WQjKLXLHgfkYh85VmbyHe/Ydb8djvkMMDSXEodN97johPC0mSGAG6A==</SignatureValue>
    <KeyInfo>
      <KeyValue>
        <DSAKeyValue>
          <P>8ks28fUoBii1Qf8M2TXZTkujxt8aqs6GVeSG9hgAA0Ze/xymENM5lNWDX2Fht1DgECIQ/45tyoW3Y8ddILY9NELH1cI9WatWi2rq4PXZF43ascPJbC5hdTsC9pgnpFFVkP/POdGBqoY85v3TAsqg4kLeh0cnuNQzh3qh+wZqkUE=</P>
          <Q>i0YArrcXNGIAvzUO23vl4Zmovl8=</Q>
          <G>2J6PsLc5Ya5NiRpqob6g4/E3ce4WdGiWtI1pxe6YCdeQ7VE4Dk9W5gB7tcsXPkHhyLjL9gl6SL6T8Uo/MbiipgbHBfL8moyXue72R7vMVlBXu5K0GOZxI4RoRhM2f6K87RJJCBEVGtbXydbbIKztVUAKuJzBqSP3wW/vgJPisBU=</G>
          <Y>kM1hJUznY2Ry3gJ8fhicbdXJEPFoqFTIb9Hep7K+/dP/3hwxZPARaSNDjSnn7RRCRMZ9g5Uvc9f62fwpNesmTofQZQxoSD0LUtUDRfT94AIhRO26OlBfyVYqaxUGvqLUqlSIBaZcULzDkFVu6f3TWCQ2+4HnBdo+SD6L5pXlHZs=</Y>
          <Seed>jLAyZW0zbwmvjXHw40CQwZ394dE=</Seed>
          <PgenCounter>WQ==</PgenCounter>
        </DSAKeyValue>
      </KeyValue>
      <X509Data>
        <X509Certificate>MIIFHDCCBASgAwIBAgIURh2IEkhQXsfBUvxVArHn0KAz9FYwDQYJKoZIhvcNAQEL
BQAwTDELMAkGA1UEBhMCQ0gxEDAOBgNVBAoTB1dJU2VLZXkxKzApBgNVBAMTIldJ
U2VLZXkgQ2VydGlmeUlEIFBlcnNvbmFsIEdCIENBIDQwHhcNMjExMjA2MTAxNTQ4
WhcNMjIwMzA2MTAyNTAwWjCBmDFCMEAGA1UECww5UGVyc29uJ3MgSWRlbnRpdHkg
bm90IFZlcmlmaWVkIC0gV0lTZUlEIEZyZWUgQ2VydGlmaWNhdGVzMSUwIwYDVQQD
DBx0cnVzdGVkLnBlcnNvbi5vZGZAZ21haWwuY29tMSswKQYJKoZIhvcNAQkBFhx0
cnVzdGVkLnBlcnNvbi5vZGZAZ21haWwuY29tMIIBIjANBgkqhkiG9w0BAQEFAAOC
AQ8AMIIBCgKCAQEA9fcmHrkQ6W8d43wGJcVZuVfNl+lbW/IkNvpX7ONAaCOJRD68
eg8U2PFo9PmLq6yVeV0K2tMkWTAuawFcJ/mgv1yc5l6QnlaKObpjgclkl4TNJYEO
EHIFhk6CUqHYlcbv0RqIFiRjLKx2JjkNPfe1VfVqbqTiGvohVgqyw9HL8fQ0GW54
OlgOFlDm/iJd4+SaJNLOdJuE22NLDqGcokO8wjJ49vA96mDEN0Tj7wY5psQqpjth
ult7TYPKueMVwUS7O83864iM4pm2J/qozFGk8K/ME6vilz22yRq5qEHNBX1HeEPd
dw0y4YMnIXnrtapPL+n2dRHMt0MOqK36/YYp2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lBgcU4Dm7d7sPuuvv1QBaRmvloYwHQYDVR0lBBYwFAYIKwYBBQUH
AwIGCCsGAQUFBwMEMA4GA1UdDwEB/wQEAwIFoDANBgkqhkiG9w0BAQsFAAOCAQEA
SE1SQx8xJZ9dHTXBpxsK7U7g3oLezWTBgnjmuGIOeFv0O1hx0TZeW/eyyJikrXIT
8qd7ypG7i6MNhLJzXh22QxAKF1JVxVM8J/4g+qdA5mdkIjxwf5+hALhy5OAtMr1m
nbeK8CXN+7ze+F25TaaeFRI91IVSl7KzGMjY8YCdqvnEJNOoIV/MX0BuTMrMdQ7j
ZOkiBTGPZjIxHc5tXMZbZBZ72qCFaaQBHpk8sVUX+yiXVhiZy7xYcPO+a1AZumSX
ZyihLbFCIuTYem8dQeCvpbhTPgAdZuJgofnxt4yYQbrZeKGcjpFBliMrAczGivh0
jHJ/AFE/1Z+zWR6fiPY+Eg==</X509Certificate>
      </X509Data>
    </KeyInfo>
    <Object>
      <SignatureProperties>
        <SignatureProperty Id="ID_00060069009b00c000230048004b004400b600f9006a002a007500db005100e0" Target="#ID_00f3003c00d5002d006900ac0049007e0081002200f300f200dd00040001004b">
          <dc:date xmlns:dc="http://purl.org/dc/elements/1.1/">2021-10-12T19:28:31.246000000</dc:date>
        </SignatureProperty>
      </SignatureProperties>
    </Object>
    <Object xmlns:xd="http://uri.etsi.org/01903/v1.3.2#">
      <xd:QualifyingProperties Target="#ID_00f3003c00d5002d006900ac0049007e0081002200f300f200dd00040001004b">
        <xd:SignedProperties Id="idSignedProperties">
          <xd:SignedSignatureProperties>
            <xd:SigningTime>2021-10-12T19:28:31.246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N=WISeKey CertifyID Personal GB CA 4, O=WISeKey, C=CH</X509IssuerName>
                  <X509SerialNumber>492776570638425942708927152800856035375062304454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FHDCCBASgAwIBAgIURh2IEkhQXsfBUvxVArHn0KAz9FYwDQYJKoZIhvcNAQEL
BQAwTDELMAkGA1UEBhMCQ0gxEDAOBgNVBAoTB1dJU2VLZXkxKzApBgNVBAMTIldJ
U2VLZXkgQ2VydGlmeUlEIFBlcnNvbmFsIEdCIENBIDQwHhcNMjExMjA2MTAxNTQ4
WhcNMjIwMzA2MTAyNTAwWjCBmDFCMEAGA1UECww5UGVyc29uJ3MgSWRlbnRpdHkg
bm90IFZlcmlmaWVkIC0gV0lTZUlEIEZyZWUgQ2VydGlmaWNhdGVzMSUwIwYDVQQD
DBx0cnVzdGVkLnBlcnNvbi5vZGZAZ21haWwuY29tMSswKQYJKoZIhvcNAQkBFhx0
cnVzdGVkLnBlcnNvbi5vZGZAZ21haWwuY29tMIIBIjANBgkqhkiG9w0BAQEFAAOC
AQ8AMIIBCgKCAQEA9fcmHrkQ6W8d43wGJcVZuVfNl+lbW/IkNvpX7ONAaCOJRD68
eg8U2PFo9PmLq6yVeV0K2tMkWTAuawFcJ/mgv1yc5l6QnlaKObpjgclkl4TNJYEO
EHIFhk6CUqHYlcbv0RqIFiRjLKx2JjkNPfe1VfVqbqTiGvohVgqyw9HL8fQ0GW54
OlgOFlDm/iJd4+SaJNLOdJuE22NLDqGcokO8wjJ49vA96mDEN0Tj7wY5psQqpjth
ult7TYPKueMVwUS7O83864iM4pm2J/qozFGk8K/ME6vilz22yRq5qEHNBX1HeEPd
dw0y4YMnIXnrtapPL+n2dRHMt0MOqK36/YYp2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lBgcU4Dm7d7sPuuvv1QBaRmvloYwHQYDVR0lBBYwFAYIKwYBBQUH
AwIGCCsGAQUFBwMEMA4GA1UdDwEB/wQEAwIFoDANBgkqhkiG9w0BAQsFAAOCAQEA
SE1SQx8xJZ9dHTXBpxsK7U7g3oLezWTBgnjmuGIOeFv0O1hx0TZeW/eyyJikrXIT
8qd7ypG7i6MNhLJzXh22QxAKF1JVxVM8J/4g+qdA5mdkIjxwf5+hALhy5OAtMr1m
nbeK8CXN+7ze+F25TaaeFRI91IVSl7KzGMjY8YCdqvnEJNOoIV/MX0BuTMrMdQ7j
ZOkiBTGPZjIxHc5tXMZbZBZ72qCFaaQBHpk8sVUX+yiXVhiZy7xYcPO+a1AZumSX
ZyihLbFCIuTYem8dQeCvpbhTPgAdZuJgofnxt4yYQbrZeKGcjpFBliMrAczGivh0
jHJ/AFE/1Z+zWR6fiPY+Eg==</xd:EncapsulatedX509Certificate>
            </xd:CertificateValues>
          </xd:UnsignedSignatureProperties>
        </xd:UnsignedProperties>
      </xd:QualifyingProperties>
    </Object>
  </Signature>
</document-signatures>
</file>

<file path=META-INF/macrosignatures.xml><?xml version="1.0" encoding="utf-8"?>
<document-signatures xmlns="urn:oasis:names:tc:opendocument:xmlns:digitalsignature:1.0">
  <Signature xmlns="http://www.w3.org/2000/09/xmldsig#" Id="ID_00f3003c00d5002d006900ac0049007e0081002200f300f200dd00040001004b">
    <SignedInfo>
      <CanonicalizationMethod Algorithm="http://www.w3.org/TR/2001/REC-xml-c14n-20010315"/>
      <SignatureMethod Algorithm="http://www.w3.org/2000/09/xmldsig#dsa-sha1"/>
      <Reference URI="Basic/Standard/Module1.xml">
        <Transforms>
          <Transform Algorithm="http://www.w3.org/TR/2001/REC-xml-c14n-20010315"/>
        </Transforms>
        <DigestMethod Algorithm="http://www.w3.org/2001/04/xmlenc#sha256"/>
        <DigestValue>cbJolGw8h4pGqQTzqGo8OFAQzLu24epfT42e0y2jdDI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#ID_00060069009b00c000230048004b004400b600f9006a002a007500db005100e0">
        <DigestMethod Algorithm="http://www.w3.org/2001/04/xmlenc#sha256"/>
        <DigestValue>IRTFwFUsV9M9pfVRKrAMdrJVPs708TP1GxES9RKqxks=</DigestValue>
      </Reference>
      <Reference URI="#idSignedProperties" Type="http://uri.etsi.org/01903#SignedProperties">
        <DigestMethod Algorithm="http://www.w3.org/2001/04/xmlenc#sha256"/>
        <DigestValue>CG5L94Zlp2l+ZEj0EJRgBhwL8IqART/9pg8lRc5MTAM=</DigestValue>
      </Reference>
    </SignedInfo>
    <SignatureValue>V7JCcwXNtISMEoQsieOtGLCIoHsehdhBrUMY1HMhIcig9GnU1gy1jg==</SignatureValue>
    <KeyInfo>
      <KeyValue>
        <DSAKeyValue>
          <P>kqIXJ9vHLUbmGPs4qxXz0Bp+8XG52YlYsv7R0tk5vuW5OCFoRfk/STjoEMNGPRBxs7gUMGdcuGAdfMqmWzzkGrrlm2WYFqXkcWBTySrFcoLoNwHWVXWtrL4uM/FTWWmU373gplaOvnAyD0tIo0ylKcSAxpJRRaU3iRj/2jIQx+M=</P>
          <Q>s8l1x2jXhVhCGAeIukQ0a35iXBc=</Q>
          <G>KUAYCYJDkQ6rY93NMrBk8ZP+Bg7aQD1SRmk5sem8mBqQBVdciFvaJLDRJjZJyWIjSGji2C6q2Vf4/8W4DkKNvp2JfhvibS7TLX7AK080TduvVbZ0L0o8p8rdHxNO9CESVY2L5JU7C/CJB12JeVZguhGnJWNEqlxwDor6+ZvWUUY=</G>
          <Y>QdcIvS/wF79RwsWWDgPUW3xeJnuUC4JNb8Ade7qPAqIKkMR2suyC0jJLNNOjFzrvnVMPomt5nBKeOgnPW17rIrYmiG019agrJ0n3ZVg3DYN6/tMAk+B7niiSeZ6inYi+VWMQwedbQVyuYYKXZNHdKxeHRLh3Aeazf/krH47u85o=</Y>
          <Seed>K3cz/zHM82PW8zSKARNrsshMtvM=</Seed>
          <PgenCounter>bw==</PgenCounter>
        </DSAKeyValue>
      </KeyValue>
      <X509Data>
        <X509Certificate>MIIFHDCCBASgAwIBAgIURh2IEkhQXsfBUvxVArHn0KAz9FYwDQYJKoZIhvcNAQEL
BQAwTDELMAkGA1UEBhMCQ0gxEDAOBgNVBAoTB1dJU2VLZXkxKzApBgNVBAMTIldJ
U2VLZXkgQ2VydGlmeUlEIFBlcnNvbmFsIEdCIENBIDQwHhcNMjExMjA2MTAxNTQ4
WhcNMjIwMzA2MTAyNTAwWjCBmDFCMEAGA1UECww5UGVyc29uJ3MgSWRlbnRpdHkg
bm90IFZlcmlmaWVkIC0gV0lTZUlEIEZyZWUgQ2VydGlmaWNhdGVzMSUwIwYDVQQD
DBx0cnVzdGVkLnBlcnNvbi5vZGZAZ21haWwuY29tMSswKQYJKoZIhvcNAQkBFhx0
cnVzdGVkLnBlcnNvbi5vZGZAZ21haWwuY29tMIIBIjANBgkqhkiG9w0BAQEFAAOC
AQ8AMIIBCgKCAQEA9fcmHrkQ6W8d43wGJcVZuVfNl+lbW/IkNvpX7ONAaCOJRD68
eg8U2PFo9PmLq6yVeV0K2tMkWTAuawFcJ/mgv1yc5l6QnlaKObpjgclkl4TNJYEO
EHIFhk6CUqHYlcbv0RqIFiRjLKx2JjkNPfe1VfVqbqTiGvohVgqyw9HL8fQ0GW54
OlgOFlDm/iJd4+SaJNLOdJuE22NLDqGcokO8wjJ49vA96mDEN0Tj7wY5psQqpjth
ult7TYPKueMVwUS7O83864iM4pm2J/qozFGk8K/ME6vilz22yRq5qEHNBX1HeEPd
dw0y4YMnIXnrtapPL+n2dRHMt0MOqK36/YYp2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lBgcU4Dm7d7sPuuvv1QBaRmvloYwHQYDVR0lBBYwFAYIKwYBBQUH
AwIGCCsGAQUFBwMEMA4GA1UdDwEB/wQEAwIFoDANBgkqhkiG9w0BAQsFAAOCAQEA
SE1SQx8xJZ9dHTXBpxsK7U7g3oLezWTBgnjmuGIOeFv0O1hx0TZeW/eyyJikrXIT
8qd7ypG7i6MNhLJzXh22QxAKF1JVxVM8J/4g+qdA5mdkIjxwf5+hALhy5OAtMr1m
nbeK8CXN+7ze+F25TaaeFRI91IVSl7KzGMjY8YCdqvnEJNOoIV/MX0BuTMrMdQ7j
ZOkiBTGPZjIxHc5tXMZbZBZ72qCFaaQBHpk8sVUX+yiXVhiZy7xYcPO+a1AZumSX
ZyihLbFCIuTYem8dQeCvpbhTPgAdZuJgofnxt4yYQbrZeKGcjpFBliMrAczGivh0
jHJ/AFE/1Z+zWR6fiPY+Eg==</X509Certificate>
      </X509Data>
    </KeyInfo>
    <Object>
      <SignatureProperties>
        <SignatureProperty Id="ID_00060069009b00c000230048004b004400b600f9006a002a007500db005100e0" Target="#ID_00f3003c00d5002d006900ac0049007e0081002200f300f200dd00040001004b">
          <dc:date xmlns:dc="http://purl.org/dc/elements/1.1/">2021-10-12T19:28:31.246000000</dc:date>
        </SignatureProperty>
      </SignatureProperties>
    </Object>
    <Object xmlns:xd="http://uri.etsi.org/01903/v1.3.2#">
      <xd:QualifyingProperties Target="#ID_00f3003c00d5002d006900ac0049007e0081002200f300f200dd00040001004b">
        <xd:SignedProperties Id="idSignedProperties">
          <xd:SignedSignatureProperties>
            <xd:SigningTime>2021-10-12T19:28:31.246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N=WISeKey CertifyID Personal GB CA 4, O=WISeKey, C=CH</X509IssuerName>
                  <X509SerialNumber>492776570638425942708927152800856035375062304454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FHDCCBASgAwIBAgIURh2IEkhQXsfBUvxVArHn0KAz9FYwDQYJKoZIhvcNAQEL
BQAwTDELMAkGA1UEBhMCQ0gxEDAOBgNVBAoTB1dJU2VLZXkxKzApBgNVBAMTIldJ
U2VLZXkgQ2VydGlmeUlEIFBlcnNvbmFsIEdCIENBIDQwHhcNMjExMjA2MTAxNTQ4
WhcNMjIwMzA2MTAyNTAwWjCBmDFCMEAGA1UECww5UGVyc29uJ3MgSWRlbnRpdHkg
bm90IFZlcmlmaWVkIC0gV0lTZUlEIEZyZWUgQ2VydGlmaWNhdGVzMSUwIwYDVQQD
DBx0cnVzdGVkLnBlcnNvbi5vZGZAZ21haWwuY29tMSswKQYJKoZIhvcNAQkBFhx0
cnVzdGVkLnBlcnNvbi5vZGZAZ21haWwuY29tMIIBIjANBgkqhkiG9w0BAQEFAAOC
AQ8AMIIBCgKCAQEA9fcmHrkQ6W8d43wGJcVZuVfNl+lbW/IkNvpX7ONAaCOJRD68
eg8U2PFo9PmLq6yVeV0K2tMkWTAuawFcJ/mgv1yc5l6QnlaKObpjgclkl4TNJYEO
EHIFhk6CUqHYlcbv0RqIFiRjLKx2JjkNPfe1VfVqbqTiGvohVgqyw9HL8fQ0GW54
OlgOFlDm/iJd4+SaJNLOdJuE22NLDqGcokO8wjJ49vA96mDEN0Tj7wY5psQqpjth
ult7TYPKueMVwUS7O83864iM4pm2J/qozFGk8K/ME6vilz22yRq5qEHNBX1HeEPd
dw0y4YMnIXnrtapPL+n2dRHMt0MOqK36/YYp2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lBgcU4Dm7d7sPuuvv1QBaRmvloYwHQYDVR0lBBYwFAYIKwYBBQUH
AwIGCCsGAQUFBwMEMA4GA1UdDwEB/wQEAwIFoDANBgkqhkiG9w0BAQsFAAOCAQEA
SE1SQx8xJZ9dHTXBpxsK7U7g3oLezWTBgnjmuGIOeFv0O1hx0TZeW/eyyJikrXIT
8qd7ypG7i6MNhLJzXh22QxAKF1JVxVM8J/4g+qdA5mdkIjxwf5+hALhy5OAtMr1m
nbeK8CXN+7ze+F25TaaeFRI91IVSl7KzGMjY8YCdqvnEJNOoIV/MX0BuTMrMdQ7j
ZOkiBTGPZjIxHc5tXMZbZBZ72qCFaaQBHpk8sVUX+yiXVhiZy7xYcPO+a1AZumSX
ZyihLbFCIuTYem8dQeCvpbhTPgAdZuJgofnxt4yYQbrZeKGcjpFBliMrAczGivh0
jHJ/AFE/1Z+zWR6fiPY+Eg==</xd:EncapsulatedX509Certificate>
            </xd:CertificateValues>
          </xd:UnsignedSignatureProperties>
        </xd:UnsignedProperties>
      </xd:QualifyingProperties>
    </Object>
  </Signature>
</document-signatures>
</file>